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b1d0e" officeooo:paragraph-rsid="001b1d0e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1fbba0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29b48c" style:font-weight-asian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2eae2" officeooo:paragraph-rsid="0022eae2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2eae2" officeooo:paragraph-rsid="00238258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9b48c" officeooo:paragraph-rsid="0029b48c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de033" officeooo:paragraph-rsid="002de033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42e2b2" officeooo:paragraph-rsid="0042e2b2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46fe4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90b7b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rebuchet MS" officeooo:rsid="00146fe4" officeooo:paragraph-rsid="00146fe4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46fe4" officeooo:paragraph-rsid="00146fe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b1d0e" officeooo:paragraph-rsid="001b1d0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fbba0" officeooo:paragraph-rsid="001fbba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rebuchet MS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rebuchet MS" style:text-underline-style="solid" style:text-underline-width="auto" style:text-underline-color="font-color" fo:font-weight="bold" officeooo:rsid="002de033" officeooo:paragraph-rsid="002de033" style:font-weight-asian="bold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rebuchet MS" style:text-underline-style="solid" style:text-underline-width="auto" style:text-underline-color="font-color" fo:font-weight="bold" officeooo:rsid="0042e2b2" officeooo:paragraph-rsid="0042e2b2" style:font-weight-asian="bold" style:font-weight-complex="bold"/>
    </style:style>
    <style:style style:name="P18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officeooo:paragraph-rsid="00146fe4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line-height="100%" fo:text-align="center" style:justify-single-word="false"/>
      <style:text-properties style:font-name="Trebuchet MS" officeooo:rsid="001512fc" officeooo:paragraph-rsid="00172ca4"/>
    </style:style>
    <style:style style:name="P21" style:family="paragraph" style:parent-style-name="Text_20_body">
      <style:paragraph-properties fo:line-height="100%" fo:text-align="center" style:justify-single-word="false"/>
      <style:text-properties style:font-name="Trebuchet MS"/>
    </style:style>
    <style:style style:name="T1" style:family="text">
      <style:text-properties officeooo:rsid="00190b7b"/>
    </style:style>
    <style:style style:name="T2" style:family="text">
      <style:text-properties officeooo:rsid="001b1d0e"/>
    </style:style>
    <style:style style:name="T3" style:family="text">
      <style:text-properties officeooo:rsid="001c12ee"/>
    </style:style>
    <style:style style:name="T4" style:family="text">
      <style:text-properties officeooo:rsid="001c4f26"/>
    </style:style>
    <style:style style:name="T5" style:family="text">
      <style:text-properties officeooo:rsid="001db05d"/>
    </style:style>
    <style:style style:name="T6" style:family="text">
      <style:text-properties officeooo:rsid="001e2444"/>
    </style:style>
    <style:style style:name="T7" style:family="text">
      <style:text-properties fo:color="#0000ff" officeooo:rsid="001e2444"/>
    </style:style>
    <style:style style:name="T8" style:family="text">
      <style:text-properties officeooo:rsid="001f4386"/>
    </style:style>
    <style:style style:name="T9" style:family="text">
      <style:text-properties officeooo:rsid="0020b84c"/>
    </style:style>
    <style:style style:name="T10" style:family="text">
      <style:text-properties officeooo:rsid="0021fffa"/>
    </style:style>
    <style:style style:name="T11" style:family="text">
      <style:text-properties officeooo:rsid="00238258"/>
    </style:style>
    <style:style style:name="T12" style:family="text">
      <style:text-properties officeooo:rsid="0023cb82"/>
    </style:style>
    <style:style style:name="T13" style:family="text">
      <style:text-properties officeooo:rsid="0024a3b3"/>
    </style:style>
    <style:style style:name="T14" style:family="text">
      <style:text-properties officeooo:rsid="00260095"/>
    </style:style>
    <style:style style:name="T15" style:family="text">
      <style:text-properties officeooo:rsid="00266d1a"/>
    </style:style>
    <style:style style:name="T16" style:family="text">
      <style:text-properties officeooo:rsid="00277a53"/>
    </style:style>
    <style:style style:name="T17" style:family="text">
      <style:text-properties officeooo:rsid="002de0a6"/>
    </style:style>
    <style:style style:name="T18" style:family="text">
      <style:text-properties officeooo:rsid="002e5239"/>
    </style:style>
    <style:style style:name="T19" style:family="text">
      <style:text-properties officeooo:rsid="002e594a"/>
    </style:style>
    <style:style style:name="T20" style:family="text">
      <style:text-properties officeooo:rsid="002f1d4f"/>
    </style:style>
    <style:style style:name="T21" style:family="text">
      <style:text-properties officeooo:rsid="00305a08"/>
    </style:style>
    <style:style style:name="T22" style:family="text">
      <style:text-properties officeooo:rsid="003254e8"/>
    </style:style>
    <style:style style:name="T23" style:family="text">
      <style:text-properties officeooo:rsid="0032ec73"/>
    </style:style>
    <style:style style:name="T24" style:family="text">
      <style:text-properties officeooo:rsid="00376a21"/>
    </style:style>
    <style:style style:name="T25" style:family="text">
      <style:text-properties officeooo:rsid="0037e42c"/>
    </style:style>
    <style:style style:name="T26" style:family="text">
      <style:text-properties officeooo:rsid="003aa289"/>
    </style:style>
    <style:style style:name="T27" style:family="text">
      <style:text-properties officeooo:rsid="003c4a5b"/>
    </style:style>
    <style:style style:name="T28" style:family="text">
      <style:text-properties officeooo:rsid="003f4716"/>
    </style:style>
    <style:style style:name="T29" style:family="text">
      <style:text-properties officeooo:rsid="00410812"/>
    </style:style>
    <style:style style:name="T30" style:family="text">
      <style:text-properties officeooo:rsid="00424b2c"/>
    </style:style>
    <style:style style:name="T31" style:family="text">
      <style:text-properties officeooo:rsid="0044d3a5"/>
    </style:style>
    <style:style style:name="T32" style:family="text">
      <style:text-properties officeooo:rsid="0046398f"/>
    </style:style>
    <style:style style:name="T33" style:family="text">
      <style:text-properties officeooo:rsid="0046e036"/>
    </style:style>
    <style:style style:name="T34" style:family="text">
      <style:text-properties officeooo:rsid="0049fdfa"/>
    </style:style>
    <style:style style:name="T35" style:family="text">
      <style:text-properties officeooo:rsid="004ac7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médée Fleau - Clément Heresaz - Guillaume Chaput - Lucas Albarede -Loïc Chevalier</text:p>
      <text:p text:style-name="P21"/>
      <text:p text:style-name="P19">Projet d'éditeur de liens au format ELF</text:p>
      <text:p text:style-name="P18">Journal de bord </text:p>
      <text:p text:style-name="P11"/>
      <text:p text:style-name="P11"/>
      <text:p text:style-name="P12">Lundi 4 Janvier 2016 </text:p>
      <text:p text:style-name="P9"><text:tab/>Recherche documentaire.</text:p>
      <text:p text:style-name="P9"/>
      <text:p text:style-name="P9">Afin de mieux appréhender le projet, nous avons regardé les ressources techniques fournies et d'autres ressources glanées sur Internet. <text:span text:style-name="T23">Nous avons planifié le travail et commencé la mise en œuvre du projet.</text:span></text:p>
      <text:p text:style-name="P9"/>
      <text:p text:style-name="P12"><text:span text:style-name="T2">MARDI</text:span> 5 <text:span text:style-name="T2">JANVIER</text:span> </text:p>
      <text:p text:style-name="P9"><text:tab/>Programmation de la Phase 1 du Projet.</text:p>
      <text:p text:style-name="P9"/>
      <text:p text:style-name="P9">On démarre la programmation du projet + de la recherche documentaires (2 groupes distincts) </text:p>
      <text:p text:style-name="P9">L'étape 1 est fini. Cependant, il y a eu un ajustement suite aux contraintes imposées dans le projet (se limiter aux ELF 32 bits). </text:p>
      <text:p text:style-name="P9"/>
      <text:p text:style-name="P13">MERCREDI 6 JANVIER</text:p>
      <text:p text:style-name="P10"><text:tab/><text:span text:style-name="T1">Se</text:span>conde version de l'étape 1, programation de l'étape 2. </text:p>
      <text:p text:style-name="P9"/>
      <text:p text:style-name="P9">Afin d'être plus simple <text:span text:style-name="T1">et efficace</text:span>, une seconde version de l'étape 1 a été réalisée. Tout d'abord sans utiliser le fichier elf.<text:span text:style-name="T3">h et ses fonctions, avant de réintégrer</text:span> <text:span text:style-name="T3">ce</text:span> fichier. En parallèle, l'étape 2 commence à être programmée (2 groupes distincts). </text:p>
      <text:p text:style-name="P9"/>
      <text:p text:style-name="P9">Reprise par la suite de la 2ème version pour continuer à programmer la 2ème étape. </text:p>
      <text:p text:style-name="P9">On rencontre un problème lors de la finalisation du code : le tableau est bien affiché et bien indenté -4-, cependant la section 7 .rel.debug_info rencontre des problèmes <text:span text:style-name="T35">de récupération</text:span> d'information sur les colonnes adresse, décalage et Fanions (Flags). Il <text:span text:style-name="T33">reste</text:span> à <text:span text:style-name="T34">corriger ces problèmes pour pouvoir considérer</text:span> <text:span text:style-name="T33">l'étape 2 comme complétée</text:span>.</text:p>
      <text:p text:style-name="P9">On peut voir également que le texte n'est pas présent sur les Fanions et les types.</text:p>
      <text:p text:style-name="P9"/>
      <text:p text:style-name="P13">JEUDI 7 JANVIER</text:p>
      <text:p text:style-name="P15"/>
      <text:p text:style-name="P15"><text:tab/>Finition de 2ème étape et programmation de la 3ème, 4ème et 5ème étape.</text:p>
      <text:p text:style-name="P15"/>
      <text:p text:style-name="P15">Il y a eu <text:span text:style-name="T22">deux</text:span> <text:span text:style-name="T22">groupes travaillant</text:span> en parallèle : <text:s/>Dans un premier temps, pendant la matinée, un premier travail consistait à <text:span text:style-name="T6">achever</text:span> l<text:span text:style-name="T8">e travail de </text:span>mise en forme du résultat de la phase 2 afin d'avoir le même affichage qu'avec l'outil "readelf -S". </text:p>
      <text:p text:style-name="P15"/>
      <text:p text:style-name="P15">Dans un deuxième temps, l<text:span text:style-name="T22">a seconde</text:span> <text:span text:style-name="T22">tâche</text:span> consistait à continuer la phase 1 par la 3ème étape puis la 4ème étape <text:span text:style-name="T5">en les affichant de la même façon, mise en forme comprise, que la fonction readelf le fait.</text:span></text:p>
      <text:p text:style-name="P15"/>
      <text:p text:style-name="P15">-- Note : Lors de la réalisation de la 4ème étape, le premier groupe a <text:span text:style-name="T6">rencontré</text:span> un <text:soft-page-break/>problème : il est imposible d'intégrer <text:span text:style-name="T4">t</text:span>out<text:span text:style-name="T4">es</text:span> les chaines de caractères <text:span text:style-name="T4">afichées</text:span> par la fonction readelf car, <text:span text:style-name="T4">il semblerait que</text:span> la documentation ne <text:span text:style-name="T4">liste</text:span> pas toutes les options de fichier que propose <text:span text:style-name="T4">la</text:span> fonction <text:span text:style-name="T4">readelf</text:span>.</text:p>
      <text:p text:style-name="P15"/>
      <text:p text:style-name="P15"><text:tab/><text:span text:style-name="T11">Fin de l'étape 4 et poursuite de la programmation de l'étape 5 à deux groupes.</text:span></text:p>
      <text:p text:style-name="P15"/>
      <text:p text:style-name="P4">-- Note : Dans l'étape 3, le sujet précise "la section choisie pourra être désignée par son numéro ou par son nom." Nous le faisons uniquement à partir de son numéro. </text:p>
      <text:p text:style-name="P4"/>
      <text:p text:style-name="P5">-- Note : Réorganisation des étapes du projet en modules (.h) et non sur un fichier unique, Ajout d'un Lisez-moi et d'un Makefile. <text:s text:c="3"/></text:p>
      <text:p text:style-name="P4"/>
      <text:p text:style-name="P1"/>
      <text:p text:style-name="P14">Vendredi 8 Janvier </text:p>
      <text:p text:style-name="P2"/>
      <text:p text:style-name="P2"><text:tab/>Finition de l'étape 5.</text:p>
      <text:p text:style-name="P2"/>
      <text:p text:style-name="P2"><text:span text:style-name="T12">A</text:span>près plusieurs heures de travail, la partie 5 est terminé<text:span text:style-name="T16">e</text:span>. La principale difficulté <text:span text:style-name="T13">nécessita pour la résoudre que nous </text:span>compre<text:span text:style-name="T14">nions</text:span> comment récupérer les données <text:span text:style-name="T15">afin d'obtenir</text:span> le même affichage que la fonction readelf. </text:p>
      <text:p text:style-name="P2"/>
      <text:p text:style-name="P3">Dans un deuxième temps, un <text:span text:style-name="T21">second</text:span> groupe, <text:span text:style-name="T10">s'est appliqué à mettre</text:span> en forme le <text:span text:style-name="T9">programme</text:span> afin de le rendre compatible avec des fichiers "Big endian". Ce<text:span text:style-name="T9">tte partie du travail</text:span> n'est pas encore <text:span text:style-name="T9">achevée au soir du vendredi</text:span> car ce travail <text:span text:style-name="T21">dépendait en partie des progrés du premier groupe.</text:span></text:p>
      <text:p text:style-name="P3"/>
      <text:p text:style-name="P6">Préparation de la phase 2 et de l'implémentation des options (par exemple « -x », « -s » ou « -r »).</text:p>
      <text:p text:style-name="P1"/>
      <text:p text:style-name="P16">Lundi 11 Janvier </text:p>
      <text:p text:style-name="P7"><text:tab/> Implémentation des Options, Documentation, Tests. Début de la phase 2, début de l'étape 6. </text:p>
      <text:p text:style-name="P7"/>
      <text:p text:style-name="P7">Tout d'abord les options ont été implémentées afin de <text:span text:style-name="T19">ne plus avoir à écrire en dur dans le programme les fonctions à tester</text:span>. Le fichier README a été corrigé <text:span text:style-name="T20">pour refléter les modifications</text:span>. </text:p>
      <text:p text:style-name="P7">Ensuite, <text:span text:style-name="T21">nous nous sommes séparés en deux groupes de travail</text:span>. Le premier entame l'étape 6 pendant que le second écrit une documention du programme en utilisant le logiciel Doxygene. Cependant cette t<text:span text:style-name="T17">âc</text:span>he de documentation a été reporté<text:span text:style-name="T17">e</text:span> suite à l'audit de code qui <text:span text:style-name="T17">conseille</text:span> de se concentrer davantage sur les tests. Cet audit a d'ailleurs relevé des <text:span text:style-name="T18">possibilités</text:span> de factorisations <text:span text:style-name="T18">de fonctions </text:span>d<text:span text:style-name="T18">u </text:span>code <text:span text:style-name="T18">que nous n'avions pas exploité</text:span> et nous a <text:span text:style-name="T18">permis de comprendre</text:span> la necessité d'utiliser un tableau <text:span text:style-name="T18">(array)</text:span> <text:span text:style-name="T18">afin de</text:span> pouvoir éditer les globales lors de la phase 2. </text:p>
      <text:p text:style-name="P7"/>
      <text:p text:style-name="P7">En fin de journée, l'étape 6 est sur le point d'être terminée (quelques bugs <text:span text:style-name="T30">demeurent</text:span>) et l'implentation des codes de test pour la soutenance est partiellement achevée. </text:p>
      <text:p text:style-name="P7"/>
      <text:p text:style-name="P7">-- Note: Ajouts de test<text:span text:style-name="T28">s</text:span> dans le programme.</text:p>
      <text:p text:style-name="P7"/>
      <text:p text:style-name="P16">Mardi 12 Janvier </text:p>
      <text:p text:style-name="P7"><text:tab/>Finition de l'étape 6, commancement de l'étape 7 et fonctionnalités.</text:p>
      <text:p text:style-name="P7"><text:tab/> </text:p>
      <text:p text:style-name="P7"><text:soft-page-break/><text:span text:style-name="T29">Nous nous sommes répartis le travail entre</text:span> <text:span text:style-name="T26">deux équipes</text:span> : le premier corrige les bugs restant du code émis hier. Dès que cela est fait, ce groupe est passé à la programmation de l'étape 7. </text:p>
      <text:p text:style-name="P7">Parallèlement, l<text:span text:style-name="T27">a seconde équipe</text:span> s'est attelé<text:span text:style-name="T27">e</text:span> à la documentation "Doxygen" du code et à l'ajout de fonctionnalitées : une option <text:span text:style-name="T24">permettant d'utiliser les fonctions développées à</text:span> l'étape 6 ainsi qu<text:span text:style-name="T25">'un</text:span>e <text:span text:style-name="T25">gestion du</text:span> reno<text:span text:style-name="T25">m</text:span>mage dynamique du fichier sortant (sans les sections REL). </text:p>
      <text:p text:style-name="P7">En fin de journée, <text:span text:style-name="T32">le groupe</text:span> s'est reconstitué pour continuer l'étape 7.</text:p>
      <text:p text:style-name="P7"/>
      <text:p text:style-name="P8"/>
      <text:p text:style-name="P17">Mercredi 13 Janvier </text:p>
      <text:p text:style-name="P8"><text:tab/>Finition de l'étape 7, commencement de l'étape 8 et rédation de documents annexes .</text:p>
      <text:p text:style-name="P8"/>
      <text:p text:style-name="P8">Le groupe se scinde en deux groupes de travail. Pendant qu'une équipe termine l'étape 7 en rencontrant plusieurs difficultés et réalise en fait une partie de l'étape 8 dans le même temps, l'autre moitié du groupe commence à rédiger les documents annexes à rendre avec le projet : les organigrames de la structure du projet et des fonctionnalités. Ensuite les 2 groupes de travail ont fusionné afin d<text:span text:style-name="T31">'achever</text:span> ensemble les <text:span text:style-name="T31">étapes 7 et 8, lesquelles sont terminées à la fin de la journée</text:span>. </text:p>
      <text:p text:style-name="P8"/>
      <text:p text:style-name="P8">-- Note : Mise à jour de la documentation Doxy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vallo </meta:initial-creator>
    <meta:creation-date>2016-01-07T15:00:28.686857596</meta:creation-date>
    <dc:date>2016-01-14T13:59:18.509172087</dc:date>
    <dc:creator>chevallo </dc:creator>
    <meta:editing-duration>PT45M49S</meta:editing-duration>
    <meta:editing-cycles>65</meta:editing-cycles>
    <meta:generator>LibreOffice/4.2.8.2$Linux_X86_64 LibreOffice_project/420m0$Build-2</meta:generator>
    <meta:document-statistic meta:table-count="0" meta:image-count="0" meta:object-count="0" meta:page-count="3" meta:paragraph-count="45" meta:word-count="962" meta:character-count="5716" meta:non-whitespace-character-count="4759"/>
  </office:meta>
</office:document-meta>
</file>